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endu site lv</text:p>
      <text:p text:style-name="Normal">Description du projet</text:p>
      <text:p text:style-name="Normal">Technologie utilisée</text:p>
      <text:p text:style-name="Normal">Ce que j’ai appris</text:p>
      <text:p text:style-name="Normal">Les erreurs commises et les solutions trouvées</text:p>
      <text:p text:style-name="Normal">Ce que vous auriez aimé apprendre, ce que vous allez apprendre par la suite</text:p>
      <text:p text:style-name="Normal">Lien vers votre GitHub <text:s/>( compte public 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ys MAHIEUX--BANI</meta:initial-creator>
    <dc:creator>Matys MAHIEUX--BANI</dc:creator>
    <meta:creation-date>2024-10-14T08:31:00Z</meta:creation-date>
    <dc:date>2024-10-14T08:33:00Z</dc:date>
    <meta:template xlink:href="Normal.dotm" xlink:type="simple"/>
    <meta:editing-cycles>1</meta:editing-cycles>
    <meta:editing-duration>PT120S</meta:editing-duration>
    <meta:document-statistic meta:page-count="1" meta:paragraph-count="1" meta:word-count="37" meta:character-count="240" meta:row-count="1" meta:non-whitespace-character-count="204"/>
  </office:meta>
</office:document-meta>
</file>